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bc0" officeooo:paragraph-rsid="0019db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04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2:55:48.915758020</meta:creation-date>
    <dc:date>2020-07-04T22:56:20.376011793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8"/>
    <meta:generator>LibreOffice/6.4.3.2$Linux_X86_64 LibreOffice_project/40$Build-2</meta:generator>
  </office:meta>
</office:document-meta>
</file>